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09BE17AEB44.png" manifest:media-type="image/png"/>
  <manifest:file-entry manifest:full-path="Pictures/10000201000000F7000000CC4F2D8697.png" manifest:media-type="image/png"/>
  <manifest:file-entry manifest:full-path="Pictures/10000201000001410000009D0623787C.png" manifest:media-type="image/png"/>
  <manifest:file-entry manifest:full-path="Pictures/1000020100000113000000B7650149F8.png" manifest:media-type="image/png"/>
  <manifest:file-entry manifest:full-path="Pictures/1000020100000128000000AB23742155.png" manifest:media-type="image/png"/>
  <manifest:file-entry manifest:full-path="Pictures/100000000000007F0000006B28D70AFE.jpg" manifest:media-type="image/jpeg"/>
  <manifest:file-entry manifest:full-path="Pictures/100000000000007E0000006E644F75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name="Shape 24" draw:style-name="gr1" draw:text-style-name="P1" draw:layer="layout" svg:width="4.444cm" svg:height="3.88cm" svg:x="1.382cm" svg:y="1.289cm">
          <draw:image xlink:href="Pictures/100000000000007E0000006E644F75C1.jpg" xlink:type="simple" xlink:show="embed" xlink:actuate="onLoad">
            <text:p/>
          </draw:image>
        </draw:frame>
        <draw:frame draw:name="Shape 25" draw:style-name="gr1" draw:text-style-name="P1" draw:layer="layout" svg:width="4.479cm" svg:height="3.774cm" svg:x="7.062cm" svg:y="1.16cm">
          <draw:image xlink:href="Pictures/100000000000007F0000006B28D70AFE.jpg" xlink:type="simple" xlink:show="embed" xlink:actuate="onLoad">
            <text:p/>
          </draw:image>
        </draw:frame>
        <draw:frame draw:style-name="gr2" draw:text-style-name="P2" draw:layer="layout" svg:width="9.228cm" svg:height="5.793cm" svg:x="8.747cm" svg:y="5.718cm">
          <draw:image xlink:href="Pictures/1000020100000128000000AB23742155.png" xlink:type="simple" xlink:show="embed" xlink:actuate="onLoad">
            <text:p/>
          </draw:image>
        </draw:frame>
        <draw:frame draw:style-name="gr2" draw:text-style-name="P2" draw:layer="layout" svg:width="7.275cm" svg:height="4.841cm" svg:x="11.57cm" svg:y="1.182cm">
          <draw:image xlink:href="Pictures/1000020100000113000000B7650149F8.png" xlink:type="simple" xlink:show="embed" xlink:actuate="onLoad">
            <text:p/>
          </draw:image>
        </draw:frame>
        <draw:frame draw:style-name="gr2" draw:text-style-name="P2" draw:layer="layout" svg:width="8.492cm" svg:height="4.153cm" svg:x="18.018cm" svg:y="6.058cm">
          <draw:image xlink:href="Pictures/10000201000001410000009D0623787C.png" xlink:type="simple" xlink:show="embed" xlink:actuate="onLoad">
            <text:p/>
          </draw:image>
        </draw:frame>
        <draw:frame draw:style-name="gr2" draw:text-style-name="P2" draw:layer="layout" svg:width="6.534cm" svg:height="5.397cm" svg:x="1.451cm" svg:y="5.233cm">
          <draw:image xlink:href="Pictures/10000201000000F7000000CC4F2D8697.png" xlink:type="simple" xlink:show="embed" xlink:actuate="onLoad">
            <text:p/>
          </draw:image>
        </draw:frame>
        <draw:frame draw:style-name="gr2" draw:text-style-name="P2" draw:layer="layout" svg:width="7.51cm" svg:height="3.592cm" svg:x="18.89cm" svg:y="1.323cm">
          <draw:image xlink:href="Pictures/10000201000001440000009BE17AEB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4:54:22.472814445</meta:creation-date>
    <dc:date>2016-03-13T15:01:36.846292095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